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6.5cm" loext:decorative="false"/>
    </style:style>
    <style:style style:name="gr2" style:family="graphic" style:parent-style-name="objectwithoutfill">
      <style:graphic-properties draw:marker-end="Linienspitzen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5" style:family="graphic" style:parent-style-name="standard">
      <style:graphic-properties svg:stroke-color="#069a2e" draw:fill="solid" draw:fill-color="#77bc65" draw:textarea-horizontal-align="justify" draw:textarea-vertical-align="middle" draw:auto-grow-height="false" fo:min-height="0.25cm" fo:min-width="0cm" loext:decorative="false"/>
    </style:style>
    <style:style style:name="gr6" style:family="graphic" style:parent-style-name="objectwithoutfill">
      <style:graphic-properties svg:stroke-color="#069a2e" draw:marker-end="Linienspitzen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69a2e" draw:marker-end="Linienspitzen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69a2e" draw:marker-end="Linienspitzen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69a2e" draw:marker-end="Linienspitzen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69a2e" draw:marker-end="Linienspitzen_20_8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7cm" svg:height="0.999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cm" svg:height="0.999cm" svg:x="1cm" svg:y="3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cm" svg:height="0.999cm" svg:x="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cm" svg:height="0.999cm" svg:x="1cm" svg:y="7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4.5cm" svg:y1="1.999cm" svg:x2="4.5cm" svg:y2="3.001cm" draw:start-shape="id1" draw:end-shape="id2" svg:d="M4500 1999v1002" svg:viewBox="0 0 1 1003">
          <text:p/>
        </draw:connector>
        <draw:connector draw:style-name="gr3" draw:text-style-name="P2" draw:layer="layout" draw:type="line" svg:x1="4.5cm" svg:y1="4cm" svg:x2="4.5cm" svg:y2="5cm" draw:start-shape="id2" draw:end-shape="id3" svg:d="M4500 4000v1000" svg:viewBox="0 0 1 1001">
          <text:p/>
        </draw:connector>
        <draw:connector draw:style-name="gr4" draw:text-style-name="P2" draw:layer="layout" draw:type="line" svg:x1="4.5cm" svg:y1="5.999cm" svg:x2="4.5cm" svg:y2="7cm" draw:start-shape="id3" draw:end-shape="id4" svg:d="M4500 5999v1001" svg:viewBox="0 0 1 1002">
          <text:p/>
        </draw:connector>
        <draw:custom-shape draw:style-name="gr5" draw:text-style-name="P3" xml:id="id5" draw:id="id5" draw:layer="layout" svg:width="0.5cm" svg:height="0.5cm" svg:x="1.2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0.5cm" svg:height="0.5cm" svg:x="2.2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0.5cm" svg:height="0.5cm" svg:x="3.2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0.5cm" svg:height="0.5cm" svg:x="4.2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0.5cm" svg:height="0.5cm" svg:x="5.25cm" svg:y="1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0.5cm" svg:height="0.5cm" svg:x="6.25cm" svg:y="1.25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75cm" svg:y1="1.5cm" svg:x2="2.25cm" svg:y2="1.5cm" draw:start-shape="id5" draw:start-glue-point="1" draw:end-shape="id6" draw:end-glue-point="3" svg:d="M1750 1500h500" svg:viewBox="0 0 501 1">
          <text:p/>
        </draw:connector>
        <draw:connector draw:style-name="gr7" draw:text-style-name="P2" draw:layer="layout" draw:type="line" svg:x1="2.75cm" svg:y1="1.5cm" svg:x2="3.25cm" svg:y2="1.5cm" draw:start-shape="id6" draw:start-glue-point="1" draw:end-shape="id7" draw:end-glue-point="3" svg:d="M2750 1500h500" svg:viewBox="0 0 501 1">
          <text:p/>
        </draw:connector>
        <draw:connector draw:style-name="gr8" draw:text-style-name="P2" draw:layer="layout" draw:type="line" svg:x1="3.75cm" svg:y1="1.5cm" svg:x2="4.25cm" svg:y2="1.5cm" draw:start-shape="id7" draw:end-shape="id8" svg:d="M3750 1500h500" svg:viewBox="0 0 501 1">
          <text:p/>
        </draw:connector>
        <draw:connector draw:style-name="gr9" draw:text-style-name="P2" draw:layer="layout" draw:type="line" svg:x1="4.75cm" svg:y1="1.5cm" svg:x2="5.25cm" svg:y2="1.5cm" draw:start-shape="id8" draw:start-glue-point="1" draw:end-shape="id9" draw:end-glue-point="3" svg:d="M4750 1500h500" svg:viewBox="0 0 501 1">
          <text:p/>
        </draw:connector>
        <draw:connector draw:style-name="gr10" draw:text-style-name="P2" draw:layer="layout" draw:type="line" svg:x1="5.75cm" svg:y1="1.5cm" svg:x2="6.25cm" svg:y2="1.5cm" draw:start-shape="id9" draw:start-glue-point="1" draw:end-shape="id10" draw:end-glue-point="3" svg:d="M5750 1500h500" svg:viewBox="0 0 501 1">
          <text:p/>
        </draw:connector>
        <draw:custom-shape draw:style-name="gr5" draw:text-style-name="P3" xml:id="id11" draw:id="id11" draw:layer="layout" svg:width="0.5cm" svg:height="0.5cm" svg:x="1.25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2" draw:id="id12" draw:layer="layout" svg:width="0.5cm" svg:height="0.5cm" svg:x="2.25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0.5cm" svg:height="0.5cm" svg:x="3.25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0.5cm" svg:height="0.5cm" svg:x="4.25cm" svg:y="3.25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75cm" svg:y1="3.5cm" svg:x2="2.25cm" svg:y2="3.5cm" draw:start-shape="id11" draw:start-glue-point="1" draw:end-shape="id12" draw:end-glue-point="3" svg:d="M1750 3500h500" svg:viewBox="0 0 501 1">
          <text:p/>
        </draw:connector>
        <draw:connector draw:style-name="gr7" draw:text-style-name="P2" draw:layer="layout" draw:type="line" svg:x1="2.75cm" svg:y1="3.5cm" svg:x2="3.25cm" svg:y2="3.5cm" draw:start-shape="id12" draw:start-glue-point="1" draw:end-shape="id13" draw:end-glue-point="3" svg:d="M2750 3500h500" svg:viewBox="0 0 501 1">
          <text:p/>
        </draw:connector>
        <draw:connector draw:style-name="gr8" draw:text-style-name="P2" draw:layer="layout" draw:type="line" svg:x1="3.75cm" svg:y1="3.5cm" svg:x2="4.25cm" svg:y2="3.5cm" draw:start-shape="id13" draw:end-shape="id14" svg:d="M3750 3500h500" svg:viewBox="0 0 501 1">
          <text:p/>
        </draw:connector>
        <draw:custom-shape draw:style-name="gr5" draw:text-style-name="P3" xml:id="id15" draw:id="id15" draw:layer="layout" svg:width="0.5cm" svg:height="0.5cm" svg:x="1.25cm" svg:y="5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6" draw:id="id16" draw:layer="layout" svg:width="0.5cm" svg:height="0.5cm" svg:x="2.25cm" svg:y="5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0.5cm" svg:height="0.5cm" svg:x="3.25cm" svg:y="5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8" draw:id="id18" draw:layer="layout" svg:width="0.5cm" svg:height="0.5cm" svg:x="4.25cm" svg:y="5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9" draw:id="id19" draw:layer="layout" svg:width="0.5cm" svg:height="0.5cm" svg:x="5.25cm" svg:y="5.25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75cm" svg:y1="5.5cm" svg:x2="2.25cm" svg:y2="5.5cm" draw:start-shape="id15" draw:start-glue-point="1" draw:end-shape="id16" draw:end-glue-point="3" svg:d="M1750 5500h500" svg:viewBox="0 0 501 1">
          <text:p/>
        </draw:connector>
        <draw:connector draw:style-name="gr7" draw:text-style-name="P2" draw:layer="layout" draw:type="line" svg:x1="2.75cm" svg:y1="5.5cm" svg:x2="3.25cm" svg:y2="5.5cm" draw:start-shape="id16" draw:start-glue-point="1" draw:end-shape="id17" draw:end-glue-point="3" svg:d="M2750 5500h500" svg:viewBox="0 0 501 1">
          <text:p/>
        </draw:connector>
        <draw:connector draw:style-name="gr8" draw:text-style-name="P2" draw:layer="layout" draw:type="line" svg:x1="3.75cm" svg:y1="5.5cm" svg:x2="4.25cm" svg:y2="5.5cm" draw:start-shape="id17" draw:end-shape="id18" svg:d="M3750 5500h500" svg:viewBox="0 0 501 1">
          <text:p/>
        </draw:connector>
        <draw:connector draw:style-name="gr9" draw:text-style-name="P2" draw:layer="layout" draw:type="line" svg:x1="4.75cm" svg:y1="5.5cm" svg:x2="5.25cm" svg:y2="5.5cm" draw:start-shape="id18" draw:start-glue-point="1" draw:end-shape="id19" draw:end-glue-point="3" svg:d="M4750 5500h500" svg:viewBox="0 0 501 1">
          <text:p/>
        </draw:connector>
        <draw:custom-shape draw:style-name="gr5" draw:text-style-name="P3" xml:id="id20" draw:id="id20" draw:layer="layout" svg:width="0.5cm" svg:height="0.5cm" svg:x="1.25cm" svg:y="7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1" draw:id="id21" draw:layer="layout" svg:width="0.5cm" svg:height="0.5cm" svg:x="2.25cm" svg:y="7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0.5cm" svg:height="0.5cm" svg:x="3.25cm" svg:y="7.25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75cm" svg:y1="7.5cm" svg:x2="2.25cm" svg:y2="7.5cm" draw:start-shape="id20" draw:start-glue-point="1" draw:end-shape="id21" draw:end-glue-point="3" svg:d="M1750 7500h500" svg:viewBox="0 0 501 1">
          <text:p/>
        </draw:connector>
        <draw:connector draw:style-name="gr7" draw:text-style-name="P2" draw:layer="layout" draw:type="line" svg:x1="2.75cm" svg:y1="7.5cm" svg:x2="3.25cm" svg:y2="7.5cm" draw:start-shape="id21" draw:start-glue-point="1" draw:end-shape="id22" draw:end-glue-point="3" svg:d="M2750 7500h500" svg:viewBox="0 0 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9T16:36:52.963759800</meta:creation-date>
    <dc:date>2025-09-19T16:41:17.810752500</dc:date>
    <meta:editing-duration>PT4M25S</meta:editing-duration>
    <meta:editing-cycles>1</meta:editing-cycles>
    <meta:document-statistic meta:object-count="39"/>
    <meta:generator>LibreOffice/25.2.5.2$Windows_X86_64 LibreOffice_project/03d19516eb2e1dd5d4ccd751a0d6f35f35e08022</meta:generator>
  </office:meta>
</office:document-meta>
</file>